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heet1.xml" manifest:media-type="text/xml"/>
  <manifest:file-entry manifest:full-path="Basic/Standard/Sheet2.xml" manifest:media-type="text/xml"/>
  <manifest:file-entry manifest:full-path="Basic/Standard/Sheet3.xml" manifest:media-type="text/xml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7.362cm"/>
    </style:style>
    <style:style style:name="co63" style:family="table-column">
      <style:table-column-properties fo:break-before="auto" style:column-width="4.357cm"/>
    </style:style>
    <style:style style:name="co64" style:family="table-column">
      <style:table-column-properties fo:break-before="auto" style:column-width="1.7cm"/>
    </style:style>
    <style:style style:name="co65" style:family="table-column">
      <style:table-column-properties fo:break-before="auto" style:column-width="4.764cm"/>
    </style:style>
    <style:style style:name="co66" style:family="table-column">
      <style:table-column-properties fo:break-before="auto" style:column-width="2.258cm"/>
    </style:style>
    <style:style style:name="co67" style:family="table-column">
      <style:table-column-properties fo:break-before="auto" style:column-width="5.069cm"/>
    </style:style>
    <style:style style:name="co68" style:family="table-column">
      <style:table-column-properties fo:break-before="auto" style:column-width="4.967cm"/>
    </style:style>
    <style:style style:name="co69" style:family="table-column">
      <style:table-column-properties fo:break-before="auto" style:column-width="4.815cm"/>
    </style:style>
    <style:style style:name="co70" style:family="table-column">
      <style:table-column-properties fo:break-before="auto" style:column-width="3.9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number-columns-repeated="952" table:default-cell-style-name="Default"/>
        <table:table-row table:style-name="ro1">
          <table:table-cell office:value-type="string" calcext:value-type="string">
            <text:p>Governo</text:p>
          </table:table-cell>
          <table:table-cell table:style-name="ce2"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I Governo Constitucional de Portugal</text:p>
          </table:table-cell>
          <table:table-cell table:number-columns-repeated="2"/>
          <table:table-cell table:style-name="ce2"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style-name="ce2"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1"/>
        </table:table-row>
        <table:table-row table:style-name="ro1">
          <table:table-cell table:style-name="ce3" office:value-type="string" calcext:value-type="string">
            <text:p>I Governo Constitucional de Portugal</text:p>
          </table:table-cell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table:style-name="ce2" office:value-type="string" calcext:value-type="string">
            <text:p>Pedro Passos Coel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Luis Montenegro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table:style-name="ce2"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os_Negócios_Estrangeiros_(Portugal)" xlink:type="simple">Ministro de Estado e de Negócios Estrangeiros</text:a></text:p>
          </table:table-cell>
          <table:table-cell table:style-name="ce4" office:value-type="string" calcext:value-type="string">
            <text:p><text:a xlink:href="https://pt.wikipedia.org/wiki/Paulo_Rangel" xlink:type="simple">Paulo Rangel</text:a></text:p>
          </table:table-cell>
          <table:table-cell table:style-name="ce2" office:value-type="string" calcext:value-type="string">
            <text:p>Vila Nova de Gai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table:style-name="ce2"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table:style-name="ce2"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table:style-name="ce2"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as_Finanças_(Portugal)" xlink:type="simple">Ministro do Estado e das Finanças</text:a></text:p>
          </table:table-cell>
          <table:table-cell table:style-name="ce4" office:value-type="string" calcext:value-type="string">
            <text:p><text:a xlink:href="https://pt.wikipedia.org/wiki/Joaquim_Miranda_Sarmento" xlink:type="simple">Joaquim Miranda Sarment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table:style-name="ce2"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table:style-name="ce2"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table:style-name="ce2" office:value-type="string" calcext:value-type="string">
            <text:p>Portalegre</text:p>
          </table:table-cell>
          <table:table-cell table:style-name="ce4" office:value-type="string" calcext:value-type="string">
            <text:p><text:a xlink:href="https://pt.wikipedia.org/wiki/Ministério_da_Presidência" xlink:type="simple">Ministro da Presidência</text:a></text:p>
          </table:table-cell>
          <table:table-cell table:style-name="ce4" office:value-type="string" calcext:value-type="string">
            <text:p><text:a xlink:href="https://pt.wikipedia.org/wiki/António_Leitão_Amaro" xlink:type="simple">António Leitão Amaro</text:a></text:p>
          </table:table-cell>
          <table:table-cell table:style-name="ce2" office:value-type="string" calcext:value-type="string">
            <text:p>Tondel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table:style-name="ce2"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table:style-name="ce2"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table:style-name="ce2"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table:style-name="ce2" office:value-type="string" calcext:value-type="string">
            <text:p>Baião</text:p>
          </table:table-cell>
          <table:table-cell table:style-name="ce4" office:value-type="string" calcext:value-type="string">
            <text:p><text:a xlink:href="https://pt.wikipedia.org/wiki/Ministério_da_Coesão_Territorial" xlink:type="simple">Ministro Adjunto e de Coesão Territorial</text:a></text:p>
          </table:table-cell>
          <table:table-cell table:style-name="ce4" office:value-type="string" calcext:value-type="string">
            <text:p><text:a xlink:href="https://pt.wikipedia.org/wiki/Manuel_Castro_Almeida" xlink:type="simple">Manuel Castro Almeida</text:a></text:p>
          </table:table-cell>
          <table:table-cell table:style-name="ce2" office:value-type="string" calcext:value-type="string">
            <text:p>São João da Madeir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table:style-name="ce2"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table:style-name="ce2"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table:style-name="ce2"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table:style-name="ce2" office:value-type="string" calcext:value-type="string">
            <text:p>João Calvão da Silva</text:p>
          </table:table-cell>
          <table:table-cell table:style-name="ce2"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table:style-name="ce2"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ro_dos_Assuntos_Parlamentares" xlink:type="simple">Ministro dos Assuntos Parlamentares</text:a></text:p>
          </table:table-cell>
          <table:table-cell table:style-name="ce4" office:value-type="string" calcext:value-type="string">
            <text:p><text:a xlink:href="https://pt.wikipedia.org/wiki/Pedro_Duarte" xlink:type="simple">Pedro Duarte</text:a></text:p>
          </table:table-cell>
          <table:table-cell table:style-name="ce2" office:value-type="string" calcext:value-type="string">
            <text:p>Port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table:style-name="ce2"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table:style-name="ce2"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table:style-name="ce2"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table:style-name="ce2"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table:style-name="ce2" office:value-type="string" calcext:value-type="string">
            <text:p>Porto</text:p>
          </table:table-cell>
          <table:table-cell table:style-name="ce4" office:value-type="string" calcext:value-type="string">
            <text:p><text:a xlink:href="https://pt.wikipedia.org/wiki/Ministério_da_Defesa_Nacional" xlink:type="simple">Ministro da Defesa Nacional</text:a></text:p>
          </table:table-cell>
          <table:table-cell table:style-name="ce4" office:value-type="string" calcext:value-type="string">
            <text:p><text:a xlink:href="https://pt.wikipedia.org/wiki/Nuno_Melo_(político)" xlink:type="simple">Nuno Melo</text:a></text:p>
          </table:table-cell>
          <table:table-cell table:style-name="ce2" office:value-type="string" calcext:value-type="string">
            <text:p>Vila Nova de Famalicã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table:style-name="ce2"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table:style-name="ce2"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table:style-name="ce2"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table:style-name="ce2"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table:style-name="ce2"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stiça_(Portugal)" xlink:type="simple">Ministra da Justiça</text:a></text:p>
          </table:table-cell>
          <table:table-cell table:style-name="ce4" office:value-type="string" calcext:value-type="string">
            <text:p><text:a xlink:href="https://pt.wikipedia.org/wiki/Rita_Júdice" xlink:type="simple">Rita Júdice</text:a></text:p>
          </table:table-cell>
          <table:table-cell table:style-name="ce2" office:value-type="string" calcext:value-type="string">
            <text:p>xxx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table:style-name="ce2"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table:style-name="ce2"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table:style-name="ce2"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table:style-name="ce2"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table:style-name="ce2"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table:style-name="ce2"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table:style-name="ce2"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table:style-name="ce2"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table:style-name="ce2"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<text:a xlink:href="https://pt.wikipedia.org/wiki/Ministério_da_Administração_Interna" xlink:type="simple">Ministra da Administração Interna</text:a></text:p>
          </table:table-cell>
          <table:table-cell table:style-name="ce4" office:value-type="string" calcext:value-type="string">
            <text:p><text:a xlink:href="https://pt.wikipedia.org/wiki/Margarida_Blasco" xlink:type="simple">Margarida Blasco</text:a></text:p>
          </table:table-cell>
          <table:table-cell table:style-name="ce2" office:value-type="string" calcext:value-type="string">
            <text:p>Castelo Branco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table:style-name="ce2"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table:style-name="ce2"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table:style-name="ce2"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table:style-name="ce2"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table:style-name="ce2" office:value-type="string" calcext:value-type="string">
            <text:p>Miguel Morais Leitã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ducação_(Portugal)" xlink:type="simple">Ministro da Educação, Ciência e Inovação</text:a></text:p>
          </table:table-cell>
          <table:table-cell table:style-name="ce4" office:value-type="string" calcext:value-type="string">
            <text:p><text:a xlink:href="https://pt.wikipedia.org/wiki/Fernando_Alexandre" xlink:type="simple">Fernando Alexandre</text:a></text:p>
          </table:table-cell>
          <table:table-cell table:style-name="ce2" office:value-type="string" calcext:value-type="string">
            <text:p>Ílhavo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table:style-name="ce2"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table:style-name="ce2"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table:style-name="ce2"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table:style-name="ce2"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table:style-name="ce2"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table:style-name="ce2"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table:style-name="ce2" office:value-type="string" calcext:value-type="string">
            <text:p>Almada</text:p>
          </table:table-cell>
          <table:table-cell table:style-name="ce4" office:value-type="string" calcext:value-type="string">
            <text:p><text:a xlink:href="https://pt.wikipedia.org/wiki/Ministério_da_Saúde_(Portugal)" xlink:type="simple">Ministra da Saúde</text:a></text:p>
          </table:table-cell>
          <table:table-cell table:style-name="ce4" office:value-type="string" calcext:value-type="string">
            <text:p><text:a xlink:href="https://pt.wikipedia.org/wiki/Ana_Paula_Martins" xlink:type="simple">Ana Paula Martins</text:a></text:p>
          </table:table-cell>
          <table:table-cell table:style-name="ce2" office:value-type="string" calcext:value-type="string">
            <text:p>Bissau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table:style-name="ce2"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table:style-name="ce2"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table:style-name="ce2"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s_Infraestruturas_e_da_Habitação_(Portugal)" xlink:type="simple">Ministro das Infraestruturas e Habitação</text:a></text:p>
          </table:table-cell>
          <table:table-cell table:style-name="ce4" office:value-type="string" calcext:value-type="string">
            <text:p><text:a xlink:href="https://pt.wikipedia.org/wiki/Miguel_Pinto_Luz" xlink:type="simple">Miguel Pinto Luz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table:style-name="ce2"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table:style-name="ce2"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table:style-name="ce2"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table:style-name="ce2"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table:style-name="ce2" office:value-type="string" calcext:value-type="string">
            <text:p>Fernando Leal da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Economia_(Portugal)" xlink:type="simple">Ministro da Economia</text:a></text:p>
          </table:table-cell>
          <table:table-cell table:style-name="ce4" office:value-type="string" calcext:value-type="string">
            <text:p><text:a xlink:href="https://pt.wikipedia.org/wiki/Pedro_Reis_(economista)" xlink:type="simple">Pedro Reis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table:style-name="ce2"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table:style-name="ce2"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table:style-name="ce2"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table:style-name="ce2"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table:style-name="ce2"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table:style-name="ce2"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table:style-name="ce2" office:value-type="string" calcext:value-type="string">
            <text:p>Margarida Man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Trabalho,_Solidariedade_e_Segurança_Social" xlink:type="simple">Ministra do Trabalho, Solidariedade e Segurança Social</text:a></text:p>
          </table:table-cell>
          <table:table-cell table:style-name="ce4" office:value-type="string" calcext:value-type="string">
            <text:p><text:a xlink:href="https://pt.wikipedia.org/wiki/Maria_do_Rosário_Palma_Ramalho" xlink:type="simple">Maria do Rosário Palma Ramalho</text:a></text:p>
          </table:table-cell>
          <table:table-cell table:style-name="ce2" office:value-type="string" calcext:value-type="string">
            <text:p>Lisboa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table:style-name="ce2"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table:style-name="ce2"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table:style-name="ce2"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table:style-name="ce2"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table:style-name="ce2"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table:style-name="ce2"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table:style-name="ce2"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table:style-name="ce2"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table:style-name="ce2" office:value-type="string" calcext:value-type="string">
            <text:p>Coimbra</text:p>
          </table:table-cell>
          <table:table-cell table:style-name="ce4" office:value-type="string" calcext:value-type="string">
            <text:p><text:a xlink:href="https://pt.wikipedia.org/wiki/Ministério_do_Ambiente" xlink:type="simple">Ministra do Ambiente e Energia</text:a></text:p>
          </table:table-cell>
          <table:table-cell table:style-name="ce4" office:value-type="string" calcext:value-type="string">
            <text:p><text:a xlink:href="https://pt.wikipedia.org/wiki/Maria_da_Graça_Carvalho" xlink:type="simple">Maria da Graça Carvalho</text:a></text:p>
          </table:table-cell>
          <table:table-cell table:style-name="ce2" office:value-type="string" calcext:value-type="string">
            <text:p>Beja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table:style-name="ce2" office:value-type="string" calcext:value-type="string">
            <text:p>Chamusca</text:p>
          </table:table-cell>
          <table:table-cell table:number-columns-repeated="3"/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table:style-name="ce2"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table:style-name="ce2"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table:style-name="ce2"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table:style-name="ce2" office:value-type="string" calcext:value-type="string">
            <text:p>Rui Medeiro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Juventude_e_Modernização" xlink:type="simple">Ministra da Juventude e Modernização</text:a></text:p>
          </table:table-cell>
          <table:table-cell table:style-name="ce4" office:value-type="string" calcext:value-type="string">
            <text:p><text:a xlink:href="https://pt.wikipedia.org/wiki/Margarida_Balseiro_Lopes" xlink:type="simple">Margarida Balseiro Lopes</text:a></text:p>
          </table:table-cell>
          <table:table-cell table:style-name="ce2" office:value-type="string" calcext:value-type="string">
            <text:p>Marinha Grande</text:p>
          </table:table-cell>
          <table:table-cell table:number-columns-repeated="951"/>
        </table:table-row>
        <table:table-row table:style-name="ro2">
          <table:table-cell table:number-columns-repeated="2"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table:style-name="ce2"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table:style-name="ce2"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table:style-name="ce2"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/>
          <table:table-cell table:style-name="ce2"/>
          <table:table-cell office:value-type="string" calcext:value-type="string">
            <text:p>Ministra da Cultura, Igualdade e Cidadania</text:p>
          </table:table-cell>
          <table:table-cell table:style-name="ce2" office:value-type="string" calcext:value-type="string">
            <text:p>Teresa Morai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style-name="ce4" office:value-type="string" calcext:value-type="string">
            <text:p><text:a xlink:href="https://pt.wikipedia.org/wiki/Ministério_da_Agricultura_(Portugal)" xlink:type="simple">Ministro da Agricultura e Pesca</text:a></text:p>
          </table:table-cell>
          <table:table-cell table:style-name="ce4" office:value-type="string" calcext:value-type="string">
            <text:p><text:a xlink:href="https://pt.wikipedia.org/wiki/José_Manuel_Fernandes_(político)" xlink:type="simple">José Manuel Fernandes</text:a></text:p>
          </table:table-cell>
          <table:table-cell table:style-name="ce2" office:value-type="string" calcext:value-type="string">
            <text:p>Vila Verde</text:p>
          </table:table-cell>
          <table:table-cell table:number-columns-repeated="951"/>
        </table:table-row>
        <table:table-row table:style-name="ro2">
          <table:table-cell/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table:number-columns-repeated="16"/>
          <table:table-cell office:value-type="string" calcext:value-type="string">
            <text:p>João Vaz Serra de Moura</text:p>
          </table:table-cell>
          <table:table-cell table:style-name="ce2"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table:style-name="ce2"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table:style-name="ce2"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table:style-name="ce2"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table:style-name="ce2"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table:style-name="ce2" office:value-type="string" calcext:value-type="string">
            <text:p>Lisboa</text:p>
          </table:table-cell>
          <table:table-cell table:style-name="ce4" office:value-type="string" calcext:value-type="string">
            <text:p><text:a xlink:href="https://pt.wikipedia.org/wiki/Ministério_da_Cultura_(Portugal)" xlink:type="simple">Ministra da Cultura</text:a></text:p>
          </table:table-cell>
          <table:table-cell table:style-name="ce4" office:value-type="string" calcext:value-type="string">
            <text:p><text:a xlink:href="https://pt.wikipedia.org/wiki/Dalila_Rodrigues" xlink:type="simple">Dalila Rodrigues</text:a></text:p>
          </table:table-cell>
          <table:table-cell table:style-name="ce2" office:value-type="string" calcext:value-type="string">
            <text:p>Penedono</text:p>
          </table:table-cell>
          <table:table-cell table:number-columns-repeated="951"/>
        </table:table-row>
        <table:table-row table:style-name="ro1">
          <table:table-cell table:number-columns-repeated="2"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table:number-columns-repeated="15"/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table:style-name="ce2"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table:style-name="ce2"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table:style-name="ce2"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table:style-name="ce2"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table:style-name="ce2"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table:style-name="ce2"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table:style-name="ce2"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table:style-name="ce2"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table:style-name="ce2" office:value-type="string" calcext:value-type="string">
            <text:p>Caminh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8"/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table:style-name="ce2"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table:style-name="ce2"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table:style-name="ce2"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table:style-name="ce2"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table:style-name="ce2"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table:style-name="ce2" office:value-type="string" calcext:value-type="string">
            <text:p>Angola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table:style-name="ce2"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table:style-name="ce2"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table:style-name="ce2"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table:style-name="ce2"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table:style-name="ce2"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table:style-name="ce2" office:value-type="string" calcext:value-type="string">
            <text:p>Abrantes</text:p>
          </table:table-cell>
          <table:table-cell table:number-columns-repeated="954"/>
        </table:table-row>
        <table:table-row table:style-name="ro1">
          <table:table-cell/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22"/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table:style-name="ce2"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table:style-name="ce2"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table:style-name="ce2" office:value-type="string" calcext:value-type="string">
            <text:p>Goa</text:p>
          </table:table-cell>
          <table:table-cell table:number-columns-repeated="960"/>
        </table:table-row>
        <table:table-row table:style-name="ro1">
          <table:table-cell/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21"/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table:style-name="ce2"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table:style-name="ce2"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table:style-name="ce2" office:value-type="string" calcext:value-type="string">
            <text:p>S. João da Madeir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José de Almeida Serra</text:p>
          </table:table-cell>
          <table:table-cell table:style-name="ce2"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table:style-name="ce2"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table:style-name="ce2"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table:style-name="ce2"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table:style-name="ce2" office:value-type="string" calcext:value-type="string">
            <text:p>Lisboa</text:p>
          </table:table-cell>
          <table:table-cell table:number-columns-repeated="960"/>
        </table:table-row>
        <table:table-row table:style-name="ro1">
          <table:table-cell table:number-columns-repeated="25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table:style-name="ce2"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table:style-name="ce2"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26"/>
          <table:table-cell office:value-type="string" calcext:value-type="string">
            <text:p>Francisco Sousa Tavares</text:p>
          </table:table-cell>
          <table:table-cell table:style-name="ce2"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table:style-name="ce2"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table:style-name="ce2" office:value-type="string" calcext:value-type="string">
            <text:p>Águeda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table:style-name="ce2"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table:style-name="ce2"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table:style-name="ce2" office:value-type="string" calcext:value-type="string">
            <text:p>Montemor-o-Novo</text:p>
          </table:table-cell>
          <table:table-cell table:number-columns-repeated="960"/>
        </table:table-row>
        <table:table-row table:style-name="ro1">
          <table:table-cell table:number-columns-repeated="31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table:style-name="ce2"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table:style-name="ce2"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table:style-name="ce2"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table:style-name="ce2"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table:style-name="ce2" office:value-type="string" calcext:value-type="string">
            <text:p>Moçambique</text:p>
          </table:table-cell>
          <table:table-cell table:number-columns-repeated="960"/>
        </table:table-row>
        <table:table-row table:style-name="ro1">
          <table:table-cell table:number-columns-repeated="32"/>
          <table:table-cell office:value-type="string" calcext:value-type="string">
            <text:p>Carlos Borrego</text:p>
          </table:table-cell>
          <table:table-cell table:style-name="ce2" office:value-type="string" calcext:value-type="string">
            <text:p>Angola</text:p>
          </table:table-cell>
          <table:table-cell table:number-columns-repeated="3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table:style-name="ce2" office:value-type="string" calcext:value-type="string">
            <text:p>Alijó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table:style-name="ce2" office:value-type="string" calcext:value-type="string">
            <text:p>Coimbr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Sasportes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ugusto Santos Silva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table:style-name="ce2" office:value-type="string" calcext:value-type="string">
            <text:p>Lisbo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table:style-name="ce2" office:value-type="string" calcext:value-type="string">
            <text:p>Guimarães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table:style-name="ce2" office:value-type="string" calcext:value-type="string">
            <text:p>Sabrosa</text:p>
          </table:table-cell>
          <table:table-cell table:number-columns-repeated="981"/>
        </table:table-row>
        <table:table-row table:style-name="ro1">
          <table:table-cell table:number-columns-repeated="40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António José Seguro</text:p>
          </table:table-cell>
          <table:table-cell table:style-name="ce2" office:value-type="string" calcext:value-type="string">
            <text:p>Penamacor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table:style-name="ce2" office:value-type="string" calcext:value-type="string">
            <text:p>Vinhais</text:p>
          </table:table-cell>
          <table:table-cell table:number-columns-repeated="981"/>
        </table:table-row>
        <table:table-row table:style-name="ro1">
          <table:table-cell table:number-columns-repeated="41"/>
          <table:table-cell office:value-type="string" calcext:value-type="string">
            <text:p>José Lello</text:p>
          </table:table-cell>
          <table:table-cell table:style-name="ce2" office:value-type="string" calcext:value-type="string">
            <text:p>Porto</text:p>
          </table:table-cell>
          <table:table-cell table:number-columns-repeated="98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do" table:style-name="ta2">
        <office:forms form:automatic-focus="false" form:apply-design-mode="false"/>
        <table:table-column table:style-name="co65" table:default-cell-style-name="Default"/>
        <table:table-column table:style-name="co66" table:number-columns-repeated="4" table:default-cell-style-name="Default"/>
        <table:table-column table:style-name="co30" table:default-cell-style-name="Default"/>
        <table:table-column table:style-name="co66" table:number-columns-repeated="3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  <table:table-cell table:formula="of:=COUNTIF([.A$1:.A$1048576];[.F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lcobaça</text:p>
          </table:table-cell>
          <table:table-cell table:formula="of:=COUNTIF([.A$1:.A$1048576];[.F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  <table:table-cell table:formula="of:=COUNTIF([.A$1:.A$1048576];[.F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eida</text:p>
          </table:table-cell>
          <table:table-cell table:formula="of:=COUNTIF([.A$1:.A$1048576];[.F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piarça</text:p>
          </table:table-cell>
          <table:table-cell table:formula="of:=COUNTIF([.A$1:.A$1048576];[.F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1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12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1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  <table:table-cell table:formula="of:=COUNTIF([.A$1:.A$1048576];[.F1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  <table:table-cell table:formula="of:=COUNTIF([.A$1:.A$1048576];[.F1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  <table:table-cell table:formula="of:=COUNTIF([.A$1:.A$1048576];[.F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ião</text:p>
          </table:table-cell>
          <table:table-cell table:formula="of:=COUNTIF([.A$1:.A$1048576];[.F1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1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arreiro</text:p>
          </table:table-cell>
          <table:table-cell table:formula="of:=COUNTIF([.A$1:.A$1048576];[.F1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2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21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  <table:table-cell table:formula="of:=COUNTIF([.A$1:.A$1048576];[.F2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minha</text:p>
          </table:table-cell>
          <table:table-cell table:formula="of:=COUNTIF([.A$1:.A$1048576];[.F2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Cantanhede</text:p>
          </table:table-cell>
          <table:table-cell table:formula="of:=COUNTIF([.A$1:.A$1048576];[.F2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25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2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Chamusca</text:p>
          </table:table-cell>
          <table:table-cell table:formula="of:=COUNTIF([.A$1:.A$1048576];[.F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Chaves</text:p>
          </table:table-cell>
          <table:table-cell table:formula="of:=COUNTIF([.A$1:.A$1048576];[.F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29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3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3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32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3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3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  <table:table-cell table:formula="of:=COUNTIF([.A$1:.A$1048576];[.F3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3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3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Fundão</text:p>
          </table:table-cell>
          <table:table-cell table:formula="of:=COUNTIF([.A$1:.A$1048576];[.F3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  <table:table-cell table:formula="of:=COUNTIF([.A$1:.A$1048576];[.F3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4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  <table:table-cell table:formula="of:=COUNTIF([.A$1:.A$1048576];[.F4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4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4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Idanha-a-Nova</text:p>
          </table:table-cell>
          <table:table-cell table:formula="of:=COUNTIF([.A$1:.A$1048576];[.F4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45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  <table:table-cell table:formula="of:=COUNTIF([.A$1:.A$1048576];[.F4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4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48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49]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50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5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Lourinhã</text:p>
          </table:table-cell>
          <table:table-cell table:formula="of:=COUNTIF([.A$1:.A$1048576];[.F52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Maia</text:p>
          </table:table-cell>
          <table:table-cell table:formula="of:=COUNTIF([.A$1:.A$1048576];[.F53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5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55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56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Miranda do Douro</text:p>
          </table:table-cell>
          <table:table-cell table:formula="of:=COUNTIF([.A$1:.A$1048576];[.F57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5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çambique</text:p>
          </table:table-cell>
          <table:table-cell table:formula="of:=COUNTIF([.A$1:.A$1048576];[.F59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6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emor-o-Novo</text:p>
          </table:table-cell>
          <table:table-cell table:formula="of:=COUNTIF([.A$1:.A$1048576];[.F6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ontijo</text:p>
          </table:table-cell>
          <table:table-cell table:formula="of:=COUNTIF([.A$1:.A$1048576];[.F6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urtosa</text:p>
          </table:table-cell>
          <table:table-cell table:formula="of:=COUNTIF([.A$1:.A$1048576];[.F6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6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65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hão</text:p>
          </table:table-cell>
          <table:table-cell table:formula="of:=COUNTIF([.A$1:.A$1048576];[.F6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liveira do Hospital</text:p>
          </table:table-cell>
          <table:table-cell table:formula="of:=COUNTIF([.A$1:.A$1048576];[.F6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Ourém</text:p>
          </table:table-cell>
          <table:table-cell table:formula="of:=COUNTIF([.A$1:.A$1048576];[.F6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Paredes de Coura</text:p>
          </table:table-cell>
          <table:table-cell table:formula="of:=COUNTIF([.A$1:.A$1048576];[.F69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Penamacor</text:p>
          </table:table-cell>
          <table:table-cell table:formula="of:=COUNTIF([.A$1:.A$1048576];[.F7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7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Penela</text:p>
          </table:table-cell>
          <table:table-cell table:formula="of:=COUNTIF([.A$1:.A$1048576];[.F7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mbal</text:p>
          </table:table-cell>
          <table:table-cell table:formula="of:=COUNTIF([.A$1:.A$1048576];[.F73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Ponta Delgada</text:p>
          </table:table-cell>
          <table:table-cell table:formula="of:=COUNTIF([.A$1:.A$1048576];[.F74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nte de Sor</text:p>
          </table:table-cell>
          <table:table-cell table:formula="of:=COUNTIF([.A$1:.A$1048576];[.F7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alegre</text:p>
          </table:table-cell>
          <table:table-cell table:formula="of:=COUNTIF([.A$1:.A$1048576];[.F7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77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Porto de Mós</text:p>
          </table:table-cell>
          <table:table-cell table:formula="of:=COUNTIF([.A$1:.A$1048576];[.F7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Póvoa de Santa Iria</text:p>
          </table:table-cell>
          <table:table-cell table:formula="of:=COUNTIF([.A$1:.A$1048576];[.F7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80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  <table:table-cell table:formula="of:=COUNTIF([.A$1:.A$1048576];[.F8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8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83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8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  <table:table-cell table:formula="of:=COUNTIF([.A$1:.A$1048576];[.F8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  <table:table-cell table:formula="of:=COUNTIF([.A$1:.A$1048576];[.F86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87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  <table:table-cell table:formula="of:=COUNTIF([.A$1:.A$1048576];[.F8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8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intra</text:p>
          </table:table-cell>
          <table:table-cell table:formula="of:=COUNTIF([.A$1:.A$1048576];[.F90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91])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9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9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Torres Novas</text:p>
          </table:table-cell>
          <table:table-cell table:formula="of:=COUNTIF([.A$1:.A$1048576];[.F94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ana do Castelo</text:p>
          </table:table-cell>
          <table:table-cell table:formula="of:=COUNTIF([.A$1:.A$1048576];[.F9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do Conde</text:p>
          </table:table-cell>
          <table:table-cell table:formula="of:=COUNTIF([.A$1:.A$1048576];[.F9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9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9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9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nhais</text:p>
          </table:table-cell>
          <table:table-cell table:formula="of:=COUNTIF([.A$1:.A$1048576];[.F100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10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10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d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rt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e Santa I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9"/>
        </table:table-row>
        <table:table-row table:style-name="ro1" table:number-rows-repeated="104804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o_do_psd" table:style-name="ta2">
        <office:forms form:automatic-focus="false" form:apply-design-mode="false"/>
        <table:table-column table:style-name="co67" table:default-cell-style-name="Default"/>
        <table:table-column table:style-name="co66" table:number-columns-repeated="4" table:default-cell-style-name="Default"/>
        <table:table-column table:style-name="co68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  <table:table-cell table:formula="of:=COUNTIF([.A$1:.A$1048576];[.F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guiar da Beira</text:p>
          </table:table-cell>
          <table:table-cell table:formula="of:=COUNTIF([.A$1:.A$1048576];[.F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guiar da Beira</text:p>
          </table:table-cell>
          <table:table-cell table:number-columns-repeated="4"/>
          <table:table-cell office:value-type="string" calcext:value-type="string">
            <text:p>Almada</text:p>
          </table:table-cell>
          <table:table-cell table:formula="of:=COUNTIF([.A$1:.A$1048576];[.F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Alvaiázere</text:p>
          </table:table-cell>
          <table:table-cell table:formula="of:=COUNTIF([.A$1:.A$1048576];[.F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madora</text:p>
          </table:table-cell>
          <table:table-cell table:formula="of:=COUNTIF([.A$1:.A$1048576];[.F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vaiázere</text:p>
          </table:table-cell>
          <table:table-cell table:number-columns-repeated="4"/>
          <table:table-cell office:value-type="string" calcext:value-type="string">
            <text:p>Anadia</text:p>
          </table:table-cell>
          <table:table-cell table:formula="of:=COUNTIF([.A$1:.A$1048576];[.F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ola</text:p>
          </table:table-cell>
          <table:table-cell table:formula="of:=COUNTIF([.A$1:.A$1048576];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Angra do Heroísmo</text:p>
          </table:table-cell>
          <table:table-cell table:formula="of:=COUNTIF([.A$1:.A$1048576];[.F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adora</text:p>
          </table:table-cell>
          <table:table-cell table:number-columns-repeated="4"/>
          <table:table-cell office:value-type="string" calcext:value-type="string">
            <text:p>Barcelos</text:p>
          </table:table-cell>
          <table:table-cell table:formula="of:=COUNTIF([.A$1:.A$1048576];[.F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dia</text:p>
          </table:table-cell>
          <table:table-cell table:number-columns-repeated="4"/>
          <table:table-cell office:value-type="string" calcext:value-type="string">
            <text:p>Beja</text:p>
          </table:table-cell>
          <table:table-cell table:formula="of:=COUNTIF([.A$1:.A$1048576];[.F1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Braga</text:p>
          </table:table-cell>
          <table:table-cell table:formula="of:=COUNTIF([.A$1:.A$1048576];[.F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  <table:table-cell table:formula="of:=COUNTIF([.A$1:.A$1048576];[.F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  <table:table-cell table:formula="of:=COUNTIF([.A$1:.A$1048576];[.F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  <table:table-cell table:formula="of:=COUNTIF([.A$1:.A$1048576];[.F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vilhã</text:p>
          </table:table-cell>
          <table:table-cell table:formula="of:=COUNTIF([.A$1:.A$1048576];[.F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inho</text:p>
          </table:table-cell>
          <table:table-cell table:formula="of:=COUNTIF([.A$1:.A$1048576];[.F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posende</text:p>
          </table:table-cell>
          <table:table-cell table:formula="of:=COUNTIF([.A$1:.A$1048576];[.F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arreja</text:p>
          </table:table-cell>
          <table:table-cell table:formula="of:=COUNTIF([.A$1:.A$1048576];[.F1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Estremoz</text:p>
          </table:table-cell>
          <table:table-cell table:formula="of:=COUNTIF([.A$1:.A$1048576];[.F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erreira do Alentejo</text:p>
          </table:table-cell>
          <table:table-cell table:formula="of:=COUNTIF([.A$1:.A$1048576];[.F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gra do Heroísmo</text:p>
          </table:table-cell>
          <table:table-cell table:number-columns-repeated="4"/>
          <table:table-cell office:value-type="string" calcext:value-type="string">
            <text:p>Figueira da Foz</text:p>
          </table:table-cell>
          <table:table-cell table:formula="of:=COUNTIF([.A$1:.A$1048576];[.F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ondomar</text:p>
          </table:table-cell>
          <table:table-cell table:formula="of:=COUNTIF([.A$1:.A$1048576];[.F2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celos</text:p>
          </table:table-cell>
          <table:table-cell table:number-columns-repeated="4"/>
          <table:table-cell office:value-type="string" calcext:value-type="string">
            <text:p>Guimarães</text:p>
          </table:table-cell>
          <table:table-cell table:formula="of:=COUNTIF([.A$1:.A$1048576];[.F2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Guiné-Bissau</text:p>
          </table:table-cell>
          <table:table-cell table:formula="of:=COUNTIF([.A$1:.A$1048576];[.F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Ílhavo</text:p>
          </table:table-cell>
          <table:table-cell table:formula="of:=COUNTIF([.A$1:.A$1048576];[.F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Lamego</text:p>
          </table:table-cell>
          <table:table-cell table:formula="of:=COUNTIF([.A$1:.A$1048576];[.F2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eiria</text:p>
          </table:table-cell>
          <table:table-cell table:formula="of:=COUNTIF([.A$1:.A$1048576];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isboa</text:p>
          </table:table-cell>
          <table:table-cell table:formula="of:=COUNTIF([.A$1:.A$1048576];[.F28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lé</text:p>
          </table:table-cell>
          <table:table-cell table:formula="of:=COUNTIF([.A$1:.A$1048576];[.F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Loures</text:p>
          </table:table-cell>
          <table:table-cell table:formula="of:=COUNTIF([.A$1:.A$1048576];[.F3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Mangualde</text:p>
          </table:table-cell>
          <table:table-cell table:formula="of:=COUNTIF([.A$1:.A$1048576];[.F3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Marinha Grande</text:p>
          </table:table-cell>
          <table:table-cell table:formula="of:=COUNTIF([.A$1:.A$1048576];[.F3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atosinhos</text:p>
          </table:table-cell>
          <table:table-cell table:formula="of:=COUNTIF([.A$1:.A$1048576];[.F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irandela</text:p>
          </table:table-cell>
          <table:table-cell table:formula="of:=COUNTIF([.A$1:.A$1048576];[.F3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Montalegre</text:p>
          </table:table-cell>
          <table:table-cell table:formula="of:=COUNTIF([.A$1:.A$1048576];[.F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Nazaré</text:p>
          </table:table-cell>
          <table:table-cell table:formula="of:=COUNTIF([.A$1:.A$1048576];[.F3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Oeiras</text:p>
          </table:table-cell>
          <table:table-cell table:formula="of:=COUNTIF([.A$1:.A$1048576];[.F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dono</text:p>
          </table:table-cell>
          <table:table-cell table:formula="of:=COUNTIF([.A$1:.A$1048576];[.F3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  <table:table-cell table:formula="of:=COUNTIF([.A$1:.A$1048576];[.F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  <table:table-cell table:formula="of:=COUNTIF([.A$1:.A$1048576];[.F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arém</text:p>
          </table:table-cell>
          <table:table-cell table:formula="of:=COUNTIF([.A$1:.A$1048576];[.F4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nto Tirso</text:p>
          </table:table-cell>
          <table:table-cell table:formula="of:=COUNTIF([.A$1:.A$1048576];[.F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  <table:table-cell table:formula="of:=COUNTIF([.A$1:.A$1048576];[.F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xal</text:p>
          </table:table-cell>
          <table:table-cell table:formula="of:=COUNTIF([.A$1:.A$1048576];[.F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Setúbal</text:p>
          </table:table-cell>
          <table:table-cell table:formula="of:=COUNTIF([.A$1:.A$1048576];[.F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ábua</text:p>
          </table:table-cell>
          <table:table-cell table:formula="of:=COUNTIF([.A$1:.A$1048576];[.F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mar</text:p>
          </table:table-cell>
          <table:table-cell table:formula="of:=COUNTIF([.A$1:.A$1048576];[.F4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Tondela</text:p>
          </table:table-cell>
          <table:table-cell table:formula="of:=COUNTIF([.A$1:.A$1048576];[.F4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vilhã</text:p>
          </table:table-cell>
          <table:table-cell table:number-columns-repeated="4"/>
          <table:table-cell office:value-type="string" calcext:value-type="string">
            <text:p>Vila Nova de Famalicão</text:p>
          </table:table-cell>
          <table:table-cell table:formula="of:=COUNTIF([.A$1:.A$1048576];[.F4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inho</text:p>
          </table:table-cell>
          <table:table-cell table:number-columns-repeated="4"/>
          <table:table-cell office:value-type="string" calcext:value-type="string">
            <text:p>Vila Nova de Gaia</text:p>
          </table:table-cell>
          <table:table-cell table:formula="of:=COUNTIF([.A$1:.A$1048576];[.F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la Verde</text:p>
          </table:table-cell>
          <table:table-cell table:formula="of:=COUNTIF([.A$1:.A$1048576];[.F5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Viseu</text:p>
          </table:table-cell>
          <table:table-cell table:formula="of:=COUNTIF([.A$1:.A$1048576];[.F5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4"/>
          <table:table-cell office:value-type="string" calcext:value-type="string">
            <text:p>xxx</text:p>
          </table:table-cell>
          <table:table-cell table:formula="of:=COUNTIF([.A$1:.A$1048576];[.F5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os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arrej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trem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reira do Alente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eira da F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nd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Ílha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l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gual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and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t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zaré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edo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aré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nto Tir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x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m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nde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Nova de G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la Ver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6"/>
        </table:table-row>
        <table:table-row table:style-name="ro1">
          <table:table-cell table:number-columns-repeated="7"/>
        </table:table-row>
      </table:table>
      <table:table table:name="so_do_ps" table:style-name="ta2">
        <office:forms form:automatic-focus="false" form:apply-design-mode="false"/>
        <table:table-column table:style-name="co69" table:default-cell-style-name="Default"/>
        <table:table-column table:style-name="co66" table:number-columns-repeated="4" table:default-cell-style-name="Default"/>
        <table:table-column table:style-name="co70" table:default-cell-style-name="Default"/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Abrantes</text:p>
          </table:table-cell>
        </table:table-row>
        <table:table-row table:style-name="ro1">
          <table:table-cell office:value-type="string" calcext:value-type="string">
            <text:p>Abrantes</text:p>
          </table:table-cell>
          <table:table-cell table:number-columns-repeated="4"/>
          <table:table-cell office:value-type="string" calcext:value-type="string">
            <text:p>Águeda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cobaça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ijó</text:p>
          </table:table-cell>
        </table:table-row>
        <table:table-row table:style-name="ro1">
          <table:table-cell office:value-type="string" calcext:value-type="string">
            <text:p>Águeda</text:p>
          </table:table-cell>
          <table:table-cell table:number-columns-repeated="4"/>
          <table:table-cell office:value-type="string" calcext:value-type="string">
            <text:p>Almada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meida</text:p>
          </table:table-cell>
        </table:table-row>
        <table:table-row table:style-name="ro1">
          <table:table-cell office:value-type="string" calcext:value-type="string">
            <text:p>Alcobaça</text:p>
          </table:table-cell>
          <table:table-cell table:number-columns-repeated="4"/>
          <table:table-cell office:value-type="string" calcext:value-type="string">
            <text:p>Alpiarça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rcos de Valdevez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eiro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Avis</text:p>
          </table:table-cell>
        </table:table-row>
        <table:table-row table:style-name="ro1">
          <table:table-cell office:value-type="string" calcext:value-type="string">
            <text:p>Alijó</text:p>
          </table:table-cell>
          <table:table-cell table:number-columns-repeated="4"/>
          <table:table-cell office:value-type="string" calcext:value-type="string">
            <text:p>Baião</text:p>
          </table:table-cell>
        </table:table-row>
        <table:table-row table:style-name="ro1">
          <table:table-cell office:value-type="string" calcext:value-type="string">
            <text:p>Almada</text:p>
          </table:table-cell>
          <table:table-cell table:number-columns-repeated="4"/>
          <table:table-cell office:value-type="string" calcext:value-type="string">
            <text:p>Barreiro</text:p>
          </table:table-cell>
        </table:table-row>
        <table:table-row table:style-name="ro1">
          <table:table-cell office:value-type="string" calcext:value-type="string">
            <text:p>Almeida</text:p>
          </table:table-cell>
          <table:table-cell table:number-columns-repeated="4"/>
          <table:table-cell office:value-type="string" calcext:value-type="string">
            <text:p>Beja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Braga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bo Verde</text:p>
          </table:table-cell>
        </table:table-row>
        <table:table-row table:style-name="ro1"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Caminh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ntanhede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cais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astelo Branco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musc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haves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Coimbr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Évor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Vila Nova de Famalicão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Índi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olegã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4"/>
          <table:table-cell office:value-type="string" calcext:value-type="string">
            <text:p>Guarda</text:p>
          </table:table-cell>
        </table:table-row>
        <table:table-row table:style-name="ro1">
          <table:table-cell office:value-type="string" calcext:value-type="string">
            <text:p>Arcos de Valdevez</text:p>
          </table:table-cell>
          <table:table-cell table:number-columns-repeated="4"/>
          <table:table-cell office:value-type="string" calcext:value-type="string">
            <text:p>Guimarães</text:p>
          </table:table-cell>
        </table:table-row>
        <table:table-row table:style-name="ro1">
          <table:table-cell office:value-type="string" calcext:value-type="string">
            <text:p>Aveiro</text:p>
          </table:table-cell>
          <table:table-cell table:number-columns-repeated="4"/>
          <table:table-cell office:value-type="string" calcext:value-type="string">
            <text:p>Guiné-Bissau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Idanha-a-Nova</text:p>
          </table:table-cell>
        </table:table-row>
        <table:table-row table:style-name="ro1">
          <table:table-cell office:value-type="string" calcext:value-type="string">
            <text:p>Baião</text:p>
          </table:table-cell>
          <table:table-cell table:number-columns-repeated="4"/>
          <table:table-cell office:value-type="string" calcext:value-type="string">
            <text:p>Lisboa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Lourinhã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arreiro</text:p>
          </table:table-cell>
          <table:table-cell table:number-columns-repeated="4"/>
          <table:table-cell office:value-type="string" calcext:value-type="string">
            <text:p>Marinha Grande</text:p>
          </table:table-cell>
        </table:table-row>
        <table:table-row table:style-name="ro1">
          <table:table-cell office:value-type="string" calcext:value-type="string">
            <text:p>Beja</text:p>
          </table:table-cell>
          <table:table-cell table:number-columns-repeated="4"/>
          <table:table-cell office:value-type="string" calcext:value-type="string">
            <text:p>Matosinhos</text:p>
          </table:table-cell>
        </table:table-row>
        <table:table-row table:style-name="ro1">
          <table:table-cell office:value-type="string" calcext:value-type="string">
            <text:p>Braga</text:p>
          </table:table-cell>
          <table:table-cell table:number-columns-repeated="4"/>
          <table:table-cell office:value-type="string" calcext:value-type="string">
            <text:p>Miranda do Douro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4"/>
          <table:table-cell office:value-type="string" calcext:value-type="string">
            <text:p>Moçambique</text:p>
          </table:table-cell>
        </table:table-row>
        <table:table-row table:style-name="ro1">
          <table:table-cell office:value-type="string" calcext:value-type="string">
            <text:p>Caminha</text:p>
          </table:table-cell>
          <table:table-cell table:number-columns-repeated="4"/>
          <table:table-cell office:value-type="string" calcext:value-type="string">
            <text:p>Montemor-o-Novo</text:p>
          </table:table-cell>
        </table:table-row>
        <table:table-row table:style-name="ro1">
          <table:table-cell office:value-type="string" calcext:value-type="string">
            <text:p>Cantanhede</text:p>
          </table:table-cell>
          <table:table-cell table:number-columns-repeated="4"/>
          <table:table-cell office:value-type="string" calcext:value-type="string">
            <text:p>Montijo</text:p>
          </table:table-cell>
        </table:table-row>
        <table:table-row table:style-name="ro1">
          <table:table-cell office:value-type="string" calcext:value-type="string">
            <text:p>Cascais</text:p>
          </table:table-cell>
          <table:table-cell table:number-columns-repeated="4"/>
          <table:table-cell office:value-type="string" calcext:value-type="string">
            <text:p>Oeiras</text:p>
          </table:table-cell>
        </table:table-row>
        <table:table-row table:style-name="ro1">
          <table:table-cell office:value-type="string" calcext:value-type="string">
            <text:p>Castelo Branco</text:p>
          </table:table-cell>
          <table:table-cell table:number-columns-repeated="4"/>
          <table:table-cell office:value-type="string" calcext:value-type="string">
            <text:p>Olhão</text:p>
          </table:table-cell>
        </table:table-row>
        <table:table-row table:style-name="ro1">
          <table:table-cell office:value-type="string" calcext:value-type="string">
            <text:p>Chamusca</text:p>
          </table:table-cell>
          <table:table-cell table:number-columns-repeated="4"/>
          <table:table-cell office:value-type="string" calcext:value-type="string">
            <text:p>Oliveira do Hospital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table:number-columns-repeated="4"/>
          <table:table-cell office:value-type="string" calcext:value-type="string">
            <text:p>Paredes de Coura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amacor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enela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mbal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a Delgada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nte de Sor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alegre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orto de Mós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Póvoa do Varzim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Madeira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abrosa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ão João da Pesqueira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ia</text:p>
          </table:table-cell>
        </table:table-row>
        <table:table-row table:style-name="ro1">
          <table:table-cell office:value-type="string" calcext:value-type="string">
            <text:p>Coimbra</text:p>
          </table:table-cell>
          <table:table-cell table:number-columns-repeated="4"/>
          <table:table-cell office:value-type="string" calcext:value-type="string">
            <text:p>Sesimbra</text:p>
          </table:table-cell>
        </table:table-row>
        <table:table-row table:style-name="ro1">
          <table:table-cell office:value-type="string" calcext:value-type="string">
            <text:p>Évora</text:p>
          </table:table-cell>
          <table:table-cell table:number-columns-repeated="4"/>
          <table:table-cell office:value-type="string" calcext:value-type="string">
            <text:p>Setúbal</text:p>
          </table:table-cell>
        </table:table-row>
        <table:table-row table:style-name="ro1">
          <table:table-cell office:value-type="string" calcext:value-type="string">
            <text:p>Vila Nova de Famalicão</text:p>
          </table:table-cell>
          <table:table-cell table:number-columns-repeated="4"/>
          <table:table-cell office:value-type="string" calcext:value-type="string">
            <text:p>Sintra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ábua</text:p>
          </table:table-cell>
        </table:table-row>
        <table:table-row table:style-name="ro1">
          <table:table-cell office:value-type="string" calcext:value-type="string">
            <text:p>Índia</text:p>
          </table:table-cell>
          <table:table-cell table:number-columns-repeated="4"/>
          <table:table-cell office:value-type="string" calcext:value-type="string">
            <text:p>Torres Novas</text:p>
          </table:table-cell>
        </table:table-row>
        <table:table-row table:style-name="ro1">
          <table:table-cell office:value-type="string" calcext:value-type="string">
            <text:p>Golegã</text:p>
          </table:table-cell>
          <table:table-cell table:number-columns-repeated="4"/>
          <table:table-cell office:value-type="string" calcext:value-type="string">
            <text:p>Viana do Castelo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la do Conde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table:number-columns-repeated="4"/>
          <table:table-cell office:value-type="string" calcext:value-type="string">
            <text:p>Vinhais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Viseu</text:p>
          </table:table-cell>
        </table:table-row>
        <table:table-row table:style-name="ro1">
          <table:table-cell office:value-type="string" calcext:value-type="string">
            <text:p>Guimarães</text:p>
          </table:table-cell>
          <table:table-cell table:number-columns-repeated="4"/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né-Biss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anha-a-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sb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rinhã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nha 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os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anda do 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çambi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emor-o-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i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hã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iveira do Hospi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edes de Co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amac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n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a Delg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te de 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aleg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o de Mó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óvoa do Varz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João da Mad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b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ão João da Pesqu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sim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ú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áb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res 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ana do Caste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a do Co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h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xx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tudo.J1:tudo.J534" table:contains-header="false"/>
        <table:database-range table:name="__Anonymous_Sheet_DB__2" table:target-range-address="so_do_psd.A1:so_do_psd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o_do_ps.A1:so_do_ps.A2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hours/>
      <number:text>:</number:text>
      <number:minutes number:style="long"/>
    </number:time-style>
    <number:time-style style:name="N149">
      <number:minutes number:style="long"/>
      <number:text>:</number:text>
      <number:seconds number:style="long" number:decimal-places="1"/>
    </number:time-style>
    <number:time-style style:name="N148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5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2"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olha1" style:display-name="PageStyle_Folh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meta:creation-date>2024-02-11T19:06:29</meta:creation-date>
    <dc:date>2024-07-31T21:20:32.080744483</dc:date>
    <meta:generator>LibreOffice/7.3.7.2$Linux_X86_64 LibreOffice_project/30$Build-2</meta:generator>
    <meta:editing-duration>PT5H35M18S</meta:editing-duration>
    <meta:editing-cycles>76</meta:editing-cycles>
    <meta:document-statistic meta:table-count="4" meta:cell-count="2956" meta:object-count="0"/>
    <meta:user-defined meta:name="AppVersion">16.0300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</library:library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